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8" style:family="paragraph" style:parent-style-name="Standard">
      <style:text-properties officeooo:paragraph-rsid="001b6698"/>
    </style:style>
    <style:style style:name="P9" style:family="paragraph" style:parent-style-name="Preformatted_20_Text">
      <style:text-properties officeooo:paragraph-rsid="00118c27"/>
    </style:style>
    <style:style style:name="P10" style:family="paragraph" style:parent-style-name="Preformatted_20_Text">
      <style:text-properties officeooo:rsid="001e7072" officeooo:paragraph-rsid="001e7072"/>
    </style:style>
    <style:style style:name="P11" style:family="paragraph" style:parent-style-name="Preformatted_20_Text">
      <style:text-properties officeooo:paragraph-rsid="001e7072"/>
    </style:style>
    <style:style style:name="P12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1d2455" style:font-size-asian="36pt" style:font-size-complex="3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officeooo:rsid="00166b60" style:font-size-asian="20pt" style:font-size-complex="20pt"/>
    </style:style>
    <style:style style:name="T15" style:family="text">
      <style:text-properties fo:font-size="20pt" officeooo:rsid="001b6698" style:font-size-asian="20pt" style:font-size-complex="20pt"/>
    </style:style>
    <style:style style:name="T16" style:family="text">
      <style:text-properties fo:font-size="20pt" officeooo:rsid="001d2455" style:font-size-asian="20pt" style:font-size-complex="20pt"/>
    </style:style>
    <style:style style:name="T17" style:family="text">
      <style:text-properties fo:font-size="20pt" officeooo:rsid="001e7072" style:font-size-asian="20pt" style:font-size-complex="20pt"/>
    </style:style>
    <style:style style:name="T18" style:family="text">
      <style:text-properties officeooo:rsid="001e70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Meredith Brooks</text:span><text:span text:style-name="T11"> – </text:span><text:span text:style-name="T12">Bitch</text:span></text:p>
      <text:p text:style-name="P8"><text:span text:style-name="T14">O</text:span><text:span text:style-name="T15">riginal: </text:span><text:span text:style-name="T16">A</text:span><text:span text:style-name="T15"> <text:s text:c="2"/>Us: </text:span><text:span text:style-name="T17">G</text:span></text:p>
      <text:p text:style-name="P7"/>
      <text:p text:style-name="P9"><text:span text:style-name="T2">[</text:span><text:span text:style-name="T6">Intro</text:span><text:span text:style-name="T2">] </text:span></text:p>
      <text:p text:style-name="P10"><text:span text:style-name="T3">2 </text:span><text:span text:style-name="T1">bars drums</text:span></text:p>
      <text:p text:style-name="P10"><text:span text:style-name="T1">A5 E5 | D5 [2x]</text:span></text:p>
      <text:p text:style-name="P2"/>
      <text:p text:style-name="P11"><text:span text:style-name="T2">[Verse]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8">A <text:s text:c="2"/></text:span><text:span text:style-name="T5">| D <text:s/>| A | D </text:span></text:p>
            <text:p text:style-name="P12"><text:span text:style-name="T1">f#m | bm | D | D</text:span></text:p>
          </table:table-cell>
          <table:table-cell table:style-name="Table1.B1" office:value-type="string">
            <text:p text:style-name="P12"><text:span text:style-name="T4">[</text:span><text:span text:style-name="T1">2x]</text:span></text:p>
          </table:table-cell>
        </table:table-row>
      </table:table>
      <text:p text:style-name="P11"><text:span text:style-name="T2"><text:s/></text:span><text:span text:style-name="T10"><text:s/></text:span></text:p>
      <text:p text:style-name="P10"><text:span text:style-name="T5">[Chorus]</text:span></text:p>
      <text:p text:style-name="P10"><text:span text:style-name="T5">A | E | bm <text:s/>| D </text:span></text:p>
      <text:p text:style-name="P11"><text:span text:style-name="T9">A | E | f#m | D</text:span></text:p>
      <text:p text:style-name="P11"><text:span text:style-name="T9"/></text:p>
      <text:p text:style-name="P10"><text:span text:style-name="T9">[</text:span><text:span text:style-name="T5">Solos]</text:span></text:p>
      <text:p text:style-name="P10"><text:span text:style-name="T5">A | E | bm <text:s/>| D </text:span></text:p>
      <text:p text:style-name="P11"><text:span text:style-name="T9">A | E | f#m | D</text:span></text:p>
      <text:p text:style-name="P11"><text:span text:style-name="T9"/></text:p>
      <text:p text:style-name="P1"/>
      <text:p text:style-name="P4"><text:span text:style-name="T2">[</text:span><text:span text:style-name="T6">Chorus</text:span><text:span text:style-name="T2">]: </text:span><text:span text:style-name="T3">more Verse</text:span></text:p>
      <text:p text:style-name="P3">Last chorus: vocal &amp; drum only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1T13:04:50.732395932</dc:date>
    <meta:editing-duration>P4DT5H3M2S</meta:editing-duration>
    <meta:editing-cycles>18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18" meta:word-count="71" meta:character-count="251" meta:non-whitespace-character-count="182"/>
  </office:meta>
</office:document-meta>
</file>